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BF75CBF51E6DB6A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967cm" fo:min-width="1.881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57cm">
          <draw:image xlink:href="Pictures/10000201000004B000000322BF75CBF51E6DB6AB.png" xlink:type="simple" xlink:show="embed" xlink:actuate="onLoad">
            <text:p/>
          </draw:image>
        </draw:frame>
        <draw:custom-shape draw:style-name="gr2" draw:text-style-name="P2" draw:layer="layout" svg:width="2.941cm" svg:height="1.649cm" draw:transform="rotate (2.22040787438719) translate (15.327cm 11.4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5.155cm" svg:y="14.773cm">
          <text:p text:style-name="P1"><text:span text:style-name="T1">Depot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67.2622846203 -50119.34032983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20T07:24:51.798954074</dc:date>
    <meta:editing-duration>PT9H20M43S</meta:editing-duration>
    <meta:editing-cycles>10</meta:editing-cycles>
    <meta:generator>LibreOffice/5.4.5.1$MacOSX_X86_64 LibreOffice_project/79c9829dd5d8054ec39a82dc51cd9eff340dbee8</meta:generator>
    <meta:document-statistic meta:object-count="3"/>
  </office:meta>
</office:document-meta>
</file>